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bbb5" officeooo:paragraph-rsid="0012bbb5"/>
    </style:style>
    <style:style style:name="P2" style:family="paragraph" style:parent-style-name="Standard">
      <style:text-properties officeooo:rsid="0014650f" officeooo:paragraph-rsid="0014650f"/>
    </style:style>
    <style:style style:name="P3" style:family="paragraph" style:parent-style-name="Standard">
      <style:text-properties officeooo:rsid="0014650f" officeooo:paragraph-rsid="0016267e"/>
    </style:style>
    <style:style style:name="P4" style:family="paragraph" style:parent-style-name="Standard">
      <style:text-properties officeooo:rsid="0016267e" officeooo:paragraph-rsid="0016267e"/>
    </style:style>
    <style:style style:name="P5" style:family="paragraph" style:parent-style-name="Standard">
      <style:text-properties officeooo:paragraph-rsid="0016267e"/>
    </style:style>
    <style:style style:name="P6" style:family="paragraph" style:parent-style-name="Standard">
      <style:text-properties officeooo:rsid="0016fe8c" officeooo:paragraph-rsid="0016fe8c"/>
    </style:style>
    <style:style style:name="P7" style:family="paragraph" style:parent-style-name="Title">
      <style:text-properties officeooo:rsid="0014650f" officeooo:paragraph-rsid="0014650f"/>
    </style:style>
    <style:style style:name="P8" style:family="paragraph" style:parent-style-name="Standard">
      <style:text-properties officeooo:rsid="0016267e" officeooo:paragraph-rsid="0016267e"/>
    </style:style>
    <style:style style:name="T1" style:family="text">
      <style:text-properties officeooo:rsid="0012bbb5"/>
    </style:style>
    <style:style style:name="T2" style:family="text">
      <style:text-properties officeooo:rsid="0014650f"/>
    </style:style>
    <style:style style:name="T3" style:family="text">
      <style:text-properties officeooo:rsid="0016267e"/>
    </style:style>
    <style:style style:name="T4" style:family="text">
      <style:text-properties officeooo:rsid="0016fe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unction Currying <text:span text:style-name="T3">Notation</text:span></text:p>
      <text:p text:style-name="P1">by Sven Nilsen, 2018</text:p>
      <text:p text:style-name="Standard"/>
      <text:p text:style-name="P2">In functional programming, it is common to write the following:</text:p>
      <text:p text:style-name="P2"/>
      <text:p text:style-name="P2"><text:tab/>f(a) : B → C</text:p>
      <text:p text:style-name="P2"/>
      <text:p text:style-name="P2"><text:tab/>f : A ⨯ B → C</text:p>
      <text:p text:style-name="P3"><text:tab/>a : A</text:p>
      <text:p text:style-name="P2"/>
      <text:p text:style-name="P4">This is called “function currying” and<text:span text:style-name="T2"> can be thought of as auto-constructing a function `f’` </text:span></text:p>
      <text:p text:style-name="P2"/>
      <text:p text:style-name="P2"><text:tab/>f’ := \(a : A) = \(b : B) = f(a, b)</text:p>
      <text:p text:style-name="P5"><text:tab/></text:p>
      <text:p text:style-name="P4"><text:tab/>f(a) &lt;=&gt; f’(a)</text:p>
      <text:p text:style-name="P5"/>
      <text:p text:style-name="P4">Path semantics uses functional currying a lot, because of sub-types:</text:p>
      <text:p text:style-name="P4"/>
      <text:p text:style-name="P4"><text:tab/>x : [f(a)] c</text:p>
      <text:p text:style-name="P4"/>
      <text:p text:style-name="P4"><text:tab/>x : B → C</text:p>
      <text:p text:style-name="Standard"/>
      <text:p text:style-name="P4">In addition to left-argument currying, it is common in path semantics to use a right-argument version:</text:p>
      <text:p text:style-name="P4"/>
      <text:p text:style-name="P4"><text:tab/>x : [f b] c</text:p>
      <text:p text:style-name="P4"/>
      <text:p text:style-name="P4"><text:tab/>x : A → C</text:p>
      <text:p text:style-name="P4"/>
      <text:p text:style-name="P4">When a right-argument version returns `bool`, one can use parentheses <text:span text:style-name="T4">like this</text:span>:</text:p>
      <text:p text:style-name="P4"/>
      <text:p text:style-name="P4"><text:tab/>x : [g b] true<text:tab/><text:tab/>&lt;=&gt;<text:tab/><text:tab/>x : (g b)</text:p>
      <text:p text:style-name="P4"/>
      <text:p text:style-name="P4"><text:tab/>g : <text:span text:style-name="T2">A ⨯ B → </text:span>bool</text:p>
      <text:p text:style-name="Standard"/>
      <text:p text:style-name="P4">For example:</text:p>
      <text:p text:style-name="P4"/>
      <text:p text:style-name="P4"><text:tab/>x : (&gt; 2)</text:p>
      <text:p text:style-name="P4"><text:tab/>x : (= 10)</text:p>
      <text:p text:style-name="Standard"/>
      <text:p text:style-name="P6">A more complex example:</text:p>
      <text:p text:style-name="Standard"/>
      <text:p text:style-name="Standard"><text:tab/><text:span text:style-name="T3">(x, y) : (f g)</text:span></text:p>
      <text:p text:style-name="Standard"/>
      <text:p text:style-name="P5"><text:tab/><text:span text:style-name="T1">f : A ⨯ A → (A → bool) → bool</text:span></text:p>
      <text:p text:style-name="Standard"><text:tab/><text:span text:style-name="T1">g : A → boo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2:17:56.409221000</meta:creation-date>
    <dc:date>2019-09-08T14:53:15.653107000</dc:date>
    <meta:editing-duration>PT3M40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6" meta:word-count="171" meta:character-count="745" meta:non-whitespace-character-count="579"/>
  </office:meta>
</office:document-meta>
</file>